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urse Introduction</text:h>
      <text:p text:style-name="Text_20_body">Hello! And welcome to this capstone course.  </text:p>
      <text:p text:style-name="Text_20_body">Congratulations for making it this far! My name is Joseph Santarcangelo, Yan Luo and Azim Hirjani . We are pleased to be your instructors and course developers for this capstone course. You will apply your data science skills as a Data scientist for a private space launch company in this project.    </text:p>
      <text:p text:style-name="Text_20_body">As a starting point of almost all data science projects, you need to collect data, as much and relevant as possible.</text:p>
      <text:p text:style-name="Text_20_body">You will be collecting data from various sources. After your raw data has been collected, you will need to improve the quality by performing data wrangling. </text:p>
      <text:p text:style-name="Text_20_body">Then you can start exploring the processed data.  We will be your guide as we explore some really interesting real-world datasets together. You'll get to practice your SQL skills as we query the data and gather insights.  </text:p>
      <text:p text:style-name="Text_20_body">You'll gain further insights into the data by applying some basic statistical analysis and data visualization, you'll be able to see directly how variables might be related to each other.   </text:p>
      <text:p text:style-name="Text_20_body"> We'll drill down into finer levels of detail by splitting the data into groups defined by categorical variables or factors in your data.  </text:p>
      <text:p text:style-name="Text_20_body">You will be guided to build, evaluate, and refine predictive models for discovering more exciting insights. </text:p>
      <text:p text:style-name="Text_20_body">The final task of this capstone project is to create a presentation that will be developed into stories of all your analysis.</text:p>
      <text:p text:style-name="Standard">----------------</text:p>
      <text:p text:style-name="Standard"/>
      <text:p text:style-name="Standard"/>
      <text:p text:style-name="Standard">In this video, we will provide the Project Scenario and Overview. </text:p>
      <text:p text:style-name="Standard">The commercial space age is here, companies are making space travel affordable for everyone. </text:p>
      <text:p text:style-name="Standard">Virgin Galactic is providing suborbital spaceflights. </text:p>
      <text:p text:style-name="Standard">Rocket Lab is a small satellite provider. </text:p>
      <text:p text:style-name="Standard">Blue Origin manufactures sub-orbital and orbital reusable rockets. </text:p>
      <text:p text:style-name="Standard">Perhaps the most successful is SpaceX. </text:p>
      <text:p text:style-name="Standard">SpaceX’s accomplishments include: </text:p>
      <text:p text:style-name="Standard">Sending spacecraft to the International Space Station. </text:p>
      <text:p text:style-name="Standard">Starlink, a satellite internet constellation providing satellite Internet access. </text:p>
      <text:p text:style-name="Standard">Sending manned missions to Space. </text:p>
      <text:p text:style-name="Standard">One reason SpaceX can do this is the rocket launches are relatively inexpensive. </text:p>
      <text:p text:style-name="Standard">SpaceX advertises Falcon 9 rocket launches on its website with a cost of 62 million dollars; </text:p>
      <text:p text:style-name="Standard">other providers cost upwards of 165 million dollars each, much of the savings is because </text:p>
      <text:p text:style-name="Standard">SpaceX can reuse the first stage. </text:p>
      <text:p text:style-name="Standard">Therefore, if we can determine if the first stage will land, we can determine the cost </text:p>
      <text:p text:style-name="Standard">of a launch. </text:p>
      <text:p text:style-name="Standard">Spaces X’s Falcon 9 launch like regular rockets. </text:p>
      <text:p text:style-name="Standard">To help us understand the scale of the Falcon 9, we are going to use these diagrams from </text:p>
      <text:p text:style-name="Standard"><text:soft-page-break/>Forest Katsch, at  zlsadesign.com. </text:p>
      <text:p text:style-name="Standard">He is a 3D artist and software engineer. He makes infographics on spaceflight and spacecraft </text:p>
      <text:p text:style-name="Standard">art. </text:p>
      <text:p text:style-name="Standard">He also makes software. </text:p>
      <text:p text:style-name="Standard">The payload is enclosed in the fairings. </text:p>
      <text:p text:style-name="Standard">Stage two, or the second stage, helps bring the payload to orbit, but most of the work </text:p>
      <text:p text:style-name="Standard">is done by the first stage. </text:p>
      <text:p text:style-name="Standard">The first stage is shown here. </text:p>
      <text:p text:style-name="Standard">This stage does most of the work and is much larger than the second stage. </text:p>
      <text:p text:style-name="Standard">Here we see the first stage next to a person and several other landmarks. </text:p>
      <text:p text:style-name="Standard">This stage is quite large and expensive. </text:p>
      <text:p text:style-name="Standard">Unlike other rocket providers, SpaceX's Falcon 9 </text:p>
      <text:p text:style-name="Standard">Can recover the first stage. </text:p>
      <text:p text:style-name="Standard">Sometimes the first stage does not land. </text:p>
      <text:p text:style-name="Standard">Sometimes it will crash as shown in this clip. </text:p>
      <text:p text:style-name="Standard">Other times, Space X will sacrifice the first stage due to the mission parameters like </text:p>
      <text:p text:style-name="Standard">payload, orbit, and customer. </text:p>
      <text:p text:style-name="Standard">In this capstone, you will take the role of a data scientist working for a new rocket </text:p>
      <text:p text:style-name="Standard">company. </text:p>
      <text:p text:style-name="Standard">Space Y that would like to compete with SpaceX founded by Billionaire industrialist Allon </text:p>
      <text:p text:style-name="Standard">Musk. </text:p>
      <text:p text:style-name="Standard">Your job is to determine the price of each launch. </text:p>
      <text:p text:style-name="Standard">You will do this by gathering information about Space X and creating dashboards for </text:p>
      <text:p text:style-name="Standard">your team. </text:p>
      <text:p text:style-name="Standard">You will also determine if SpaceX will reuse the first stage. </text:p>
      <text:p text:style-name="Standard">Instead of using rocket science to determine if the first stage will land successfully, </text:p>
      <text:p text:style-name="Standard">you will train a machine learning model and use public information to predict if SpaceX </text:p>
      <text:p text:style-name="Standard">will reuse the first stage.</text:p>
      <text:p text:style-name="Standard"/>
      <text:p text:style-name="Standard">-----------</text:p>
      <text:p text:style-name="Standard"/>
      <text:p text:style-name="Standard">In this video, we will review Collecting the Data with an API. </text:p>
      <text:p text:style-name="Standard">In this capstone assignment, we will be working with SpaceX launch data that is gathered from </text:p>
      <text:p text:style-name="Standard">an API, specifically the SpaceX REST API. </text:p>
      <text:p text:style-name="Standard">This API will give us data about launches, including information about the rocket used, </text:p>
      <text:p text:style-name="Standard">payload delivered, launch specifications, landing specifications, and landing outcome. </text:p>
      <text:p text:style-name="Standard">Our goal is to use this data to predict whether SpaceX will attempt to land a rocket or not. </text:p>
      <text:p text:style-name="Standard">The SpaceX REST API endpoints, or URL, starts with api.spacexdata.com/v4/. </text:p>
      <text:p text:style-name="Standard">We have the different end points, for example: </text:p>
      <text:p text:style-name="Standard">/capsules </text:p>
      <text:p text:style-name="Standard">and /cores </text:p>
      <text:p text:style-name="Standard">We will be working with the endpoint api.spacexdata.com/v4/launches/past. </text:p>
      <text:p text:style-name="Standard">Let’s see how the API works. </text:p>
      <text:p text:style-name="Standard">We will use this URL to target a specific endpoint of the API to get past launch data. </text:p>
      <text:p text:style-name="Standard">We will perform a get request using the requests library to obtain the launch data, which we </text:p>
      <text:p text:style-name="Standard">will use to get the data from the API. </text:p>
      <text:p text:style-name="Standard">This result can be viewed by calling the .json() method. </text:p>
      <text:p text:style-name="Standard">Our response will be in the form of a JSON, specifically a list of JSON objects. </text:p>
      <text:p text:style-name="Standard">Since we are using an API, you will notice in the lab that when we get a response it </text:p>
      <text:p text:style-name="Standard">is in the form of a JSON. </text:p>
      <text:p text:style-name="Standard">Specifically, we have a list of JSON objects which each represent a launch. </text:p>
      <text:p text:style-name="Standard">To convert this JSON to a dataframe, we can use the json_normalize function. </text:p>
      <text:p text:style-name="Standard"><text:soft-page-break/>This function will allow us to “normalize” the structured json data into a flat table. </text:p>
      <text:p text:style-name="Standard">This is what your JSON will look like in a table form. </text:p>
      <text:p text:style-name="Standard">Another popular data source for obtaining Falcon 9 Launch data is web scraping related </text:p>
      <text:p text:style-name="Standard">Wiki pages. </text:p>
      <text:p text:style-name="Standard">In this lesson, you will be using the Python BeautifulSoup package to web scrape some HTML </text:p>
      <text:p text:style-name="Standard">tables that contain valuable Falcon 9 launch records. </text:p>
      <text:p text:style-name="Standard">Then you need to parse the data from those tables and convert them into a Pandas data </text:p>
      <text:p text:style-name="Standard">frame for further visualization and analysis. </text:p>
      <text:p text:style-name="Standard">We want to transform this raw data into a clean dataset which provides meaningful data </text:p>
      <text:p text:style-name="Standard">on the situation we are trying to address: </text:p>
      <text:p text:style-name="Standard">Wrangling Data using an API, </text:p>
      <text:p text:style-name="Standard">Sampling Data, and </text:p>
      <text:p text:style-name="Standard">Dealing with Nulls. </text:p>
      <text:p text:style-name="Standard">You will notice, in some of the columns, like rocket, we have an identification number, </text:p>
      <text:p text:style-name="Standard">not actual data. </text:p>
      <text:p text:style-name="Standard">This means we will need to use the API again targeting another endpoint to gather specific </text:p>
      <text:p text:style-name="Standard">data for each ID number. </text:p>
      <text:p text:style-name="Standard">These functions are already created for you, and will use the following: </text:p>
      <text:p text:style-name="Standard">Booster, </text:p>
      <text:p text:style-name="Standard">Launchpad, </text:p>
      <text:p text:style-name="Standard">payload, and </text:p>
      <text:p text:style-name="Standard">core. </text:p>
      <text:p text:style-name="Standard">The data will be stored in lists and will be used to create our dataset. </text:p>
      <text:p text:style-name="Standard">Another issue we have is that the launch data we have includes data for the Falcon 1 booster </text:p>
      <text:p text:style-name="Standard">whereas we only want falcon 9. </text:p>
      <text:p text:style-name="Standard">In this lab, you will need to figure out how to filter/sample the data to remove Falcon </text:p>
      <text:p text:style-name="Standard">1 launches. </text:p>
      <text:p text:style-name="Standard">Finally, not all gathered data is perfect. </text:p>
      <text:p text:style-name="Standard">We may end up with data that contains NULL values. </text:p>
      <text:p text:style-name="Standard">We must sometimes deal with these null values in order to make the dataset viable for analysis. </text:p>
      <text:p text:style-name="Standard">In this case, we will deal with the NULL values inside the PayloadMass. </text:p>
      <text:p text:style-name="Standard">In this lab, you must figure out a way to calculate the mean of the PayloadMass data </text:p>
      <text:p text:style-name="Standard">and then replace the null values in PayloadMass with the mean. </text:p>
      <text:p text:style-name="Standard">We will leave the column LandingPad with NULL values, as it is represented when a landing </text:p>
      <text:p text:style-name="Standard">pad is not used. </text:p>
      <text:p text:style-name="Standard">This will be dealt with using one hot encoding later on.</text:p>
      <text:p text:style-name="Standard"/>
      <text:p text:style-name="Standard">----</text:p>
      <text:p text:style-name="Standard">In this video, we will review data wrangling. </text:p>
      <text:p text:style-name="Standard">Let’s review some of the attributes: </text:p>
      <text:p text:style-name="Standard">Flight Number, </text:p>
      <text:p text:style-name="Standard">Date, </text:p>
      <text:p text:style-name="Standard">Booster version, </text:p>
      <text:p text:style-name="Standard">Payload mass </text:p>
      <text:p text:style-name="Standard">Orbit, </text:p>
      <text:p text:style-name="Standard">Launch Site, </text:p>
      <text:p text:style-name="Standard">Outcome: this is the status of the first stage </text:p>
      <text:p text:style-name="Standard">Flights, </text:p>
      <text:p text:style-name="Standard">Grid Fins: these help with landing </text:p>
      <text:p text:style-name="Standard">Reused, </text:p>
      <text:p text:style-name="Standard">Legs: used in landing </text:p>
      <text:p text:style-name="Standard">Landing pad, </text:p>
      <text:p text:style-name="Standard"><text:soft-page-break/>Block, </text:p>
      <text:p text:style-name="Standard">Reused count, </text:p>
      <text:p text:style-name="Standard">Serial, </text:p>
      <text:p text:style-name="Standard">Longitude and latitude of launch </text:p>
      <text:p text:style-name="Standard">Let’s take a look at some of these attributes. </text:p>
      <text:p text:style-name="Standard">The column “LaunchSite” contains the different launch sites, including: </text:p>
      <text:p text:style-name="Standard">Vandenberg AFB Space Launch </text:p>
      <text:p text:style-name="Standard">Kennedy Space Center </text:p>
      <text:p text:style-name="Standard">CCAFS SLC 40 </text:p>
      <text:p text:style-name="Standard">The column orbits are the different orbits of the payload. </text:p>
      <text:p text:style-name="Standard">For Example: </text:p>
      <text:p text:style-name="Standard">LEO: Low Earth orbit (LEO)is an Earth-centered orbit with an altitude of 2,000 km </text:p>
      <text:p text:style-name="Standard">GTO A geosynchronous orbit is a high Earth orbit that allows satellites to match Earth's </text:p>
      <text:p text:style-name="Standard">rotation. It is located at 22,236 miles (35,786 kilometers) above Earth's equator. </text:p>
      <text:p text:style-name="Standard">The column Outcome indicates if the first stage successfully landed. </text:p>
      <text:p text:style-name="Standard">There are 8 of them, for example. </text:p>
      <text:p text:style-name="Standard">True ASDS means the booster successfully landed to a drone ship as shown the following </text:p>
      <text:p text:style-name="Standard">looped video. </text:p>
      <text:p text:style-name="Standard">False ASDS means the mission outcome was unsuccessfully landed to a drone ship as shown </text:p>
      <text:p text:style-name="Standard">in the video loop. </text:p>
      <text:p text:style-name="Standard">Outcome </text:p>
      <text:p text:style-name="Standard">We would like landing outcomes to be converted to Classes </text:p>
      <text:p text:style-name="Standard">y. y. </text:p>
      <text:p text:style-name="Standard">(either 0 or 1). </text:p>
      <text:p text:style-name="Standard">0 is a bad outcome, that is, the booster did not land. </text:p>
      <text:p text:style-name="Standard">1 is a good outcome, that is, the booster did land. </text:p>
      <text:p text:style-name="Standard">The variable Y will represent the classification variable that represents the outcome of each </text:p>
      <text:p text:style-name="Standard">launch.</text:p>
      <text:p text:style-name="Standard"/>
      <text:p text:style-name="Standard">----------</text:p>
      <text:p text:style-name="Standard"/>
      <text:p text:style-name="Standard">In this video, we will review Exploratory Data Analysis. </text:p>
      <text:p text:style-name="Standard">Exploratory Data Analysis is the first step of any data science project. </text:p>
      <text:p text:style-name="Standard">In the first lab, you will perform some Exploratory Data Analysis using a database. </text:p>
      <text:p text:style-name="Standard">In the second lab, you will see if the data can be used to automatically determine if </text:p>
      <text:p text:style-name="Standard">the Falcon 9’s first stage will land. </text:p>
      <text:p text:style-name="Standard">Some attributes can be used to determine if the first stage can be reused. </text:p>
      <text:p text:style-name="Standard">We can then use these features with machine learning to automatically predict if the first </text:p>
      <text:p text:style-name="Standard">stage can land successfully, for example. </text:p>
      <text:p text:style-name="Standard">You can observe that the success rate since 2013 has improved. We can incorporate this </text:p>
      <text:p text:style-name="Standard">as a feature via launch Number. </text:p>
      <text:p text:style-name="Standard">We see that different launch sites have different success rates. </text:p>
      <text:p text:style-name="Standard">As a result, they can be used to help determine if the first stage will land successfully. </text:p>
      <text:p text:style-name="Standard">CCAFS LC-40 has a success rate of 60%, while KSC LC-39A and VAFB SLC 4E have a success </text:p>
      <text:p text:style-name="Standard">rate of around 77%. </text:p>
      <text:p text:style-name="Standard">Combining attributes also gives us more information. </text:p>
      <text:p text:style-name="Standard">If we overlay the result of the landing outcomes as a color </text:p>
      <text:p text:style-name="Standard">we see that CCAFS LC-40, has a success rate of 60%, but if the mass is above 10,000 kg </text:p>
      <text:p text:style-name="Standard">the success rate is 100%. </text:p>
      <text:p text:style-name="Standard">Therefore, we will combine multiple features. </text:p>
      <text:p text:style-name="Standard">In the lab, you will determine what attributes are correlated with successful landings. </text:p>
      <text:p text:style-name="Standard">The categorical variables will be converted using one hot encoding, preparing the data </text:p>
      <text:p text:style-name="Standard"><text:soft-page-break/>for a machine learning model that will predict if the first stage will successfully land.</text:p>
      <text:p text:style-name="Standard"/>
      <text:p text:style-name="Standard"/>
      <text:p text:style-name="Standard">------</text:p>
      <text:p text:style-name="Standard"/>
      <text:p text:style-name="Standard">Welcome to the Interactive Visual Analytics and Dashboard module. </text:p>
      <text:p text:style-name="Standard">You will use this to build a Dashboard for stakeholders. </text:p>
      <text:p text:style-name="Standard">Interactive visual analytics enables users to explore and manipulate data in an interactive </text:p>
      <text:p text:style-name="Standard">and real-time way. </text:p>
      <text:p text:style-name="Standard">Common interactions including zoom-in and zoom-out, pan, filter, search, and link. </text:p>
      <text:p text:style-name="Standard">With interactive visual analytics, users could find visual patterns faster and more effectively. </text:p>
      <text:p text:style-name="Standard">Instead of presenting your findings in static graphs, interactive data visualization, or </text:p>
      <text:p text:style-name="Standard">dashboarding, can always tell a more appealing story. </text:p>
      <text:p text:style-name="Standard">In this module, you will be using Folium and Plotly Dash to build an interactive map and </text:p>
      <text:p text:style-name="Standard">dashboard to perform interactive visual analytics. </text:p>
      <text:p text:style-name="Standard">The first part of this module will be focused on analyzing launch site geo and proximities </text:p>
      <text:p text:style-name="Standard">with Folium. </text:p>
      <text:p text:style-name="Standard">We will first mark the launch site locations and their close proximities on an interactive </text:p>
      <text:p text:style-name="Standard">map. </text:p>
      <text:p text:style-name="Standard">Then, we can explore the map with those markers and try to discover any patterns from them. </text:p>
      <text:p text:style-name="Standard">Finally, we should be able to explain how to choose an optimal launch site. </text:p>
      <text:p text:style-name="Standard">Next, you will be building a dashboard application with the Python Plotly Dash package. </text:p>
      <text:p text:style-name="Standard">This dashboard application contains input components such as a dropdown list and a range </text:p>
      <text:p text:style-name="Standard">slider to interact with a pie chart and a scatter point chart. </text:p>
      <text:p text:style-name="Standard">You will be guided to build this dashboard application in an instructional lab. </text:p>
      <text:p text:style-name="Standard">After the dashboard is built, you can use it to find more insights from the SpaceX dataset </text:p>
      <text:p text:style-name="Standard">more easily than with static graphs.</text:p>
      <text:p text:style-name="Standard"/>
      <text:p text:style-name="Standard">----</text:p>
      <text:p text:style-name="Standard"/>
      <text:p text:style-name="Standard">In this video, we will review Predictive Analysis. </text:p>
      <text:p text:style-name="Standard">In this lab, we will build a machine learning pipeline to predict if the </text:p>
      <text:p text:style-name="Standard">first stage of the Falcon 9 lands successfully. </text:p>
      <text:p text:style-name="Standard">This will include: </text:p>
      <text:p text:style-name="Standard">Preprocessing, allowing us to standardize our data, </text:p>
      <text:p text:style-name="Standard">and Train_test_split, allowing us to split our data into training and testing data, </text:p>
      <text:p text:style-name="Standard">We will train the model and perform Grid Search, </text:p>
      <text:p text:style-name="Standard">allowing us to find the hyperparameters that allow a given algorithm to perform best. </text:p>
      <text:p text:style-name="Standard">Using the best hyperparameter values, </text:p>
      <text:p text:style-name="Standard">we will determine the model with the best accuracy using the training data. </text:p>
      <text:p text:style-name="Standard">You will test Logistic Regression, Support Vector machines, </text:p>
      <text:p text:style-name="Standard">Decision Tree Classifier, and K-nearest neighbors. </text:p>
      <text:p text:style-name="Standard">Finally, we will output the confusion matrix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1T10:45:06.358487541</meta:creation-date>
    <dc:date>2024-08-11T10:54:46.248749016</dc:date>
    <meta:editing-duration>PT9M40S</meta:editing-duration>
    <meta:editing-cycles>1</meta:editing-cycles>
    <meta:document-statistic meta:table-count="0" meta:image-count="0" meta:object-count="0" meta:page-count="5" meta:paragraph-count="218" meta:word-count="2094" meta:character-count="12419" meta:non-whitespace-character-count="10329"/>
    <meta:generator>LibreOffice/7.3.7.2$Linux_X86_64 LibreOffice_project/30$Build-2</meta:generator>
  </office:meta>
</office:document-meta>
</file>